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P3" style:family="paragraph">
      <style:paragraph-properties fo:line-height="100%" fo:text-align="center" fo:margin-left="0cm" fo:margin-right="0cm" fo:text-indent="0cm" fo:margin-top="0cm" fo:margin-bottom="0cm"/>
    </style:style>
    <style:style style:name="T4" style:family="text">
      <style:text-properties fo:color="#ff0000" style:text-outline="false" style:text-line-through-style="none" fo:font-family="'Arial'" style:font-family-asian="'Arial'" style:font-family-complex="'Arial'" fo:font-size="44pt" style:font-relief="none" fo:font-weight="bold"/>
    </style:style>
    <style:style style:name="T5" style:family="text">
      <style:text-properties fo:color="#ff0000" style:text-outline="false" style:text-line-through-style="none" fo:font-family="'Arial'" style:font-family-asian="'Arial'" style:font-family-complex="'Arial'" fo:font-size="44pt" style:font-relief="none" fo:font-weight="bold"/>
    </style:style>
    <style:style style:name="gr6" style:family="graphic">
      <style:graphic-properties draw:auto-grow-width="false" draw:auto-grow-height="false"/>
    </style:style>
    <style:style style:name="pr7" style:family="presentation">
      <style:graphic-properties draw:fill="none"/>
    </style:style>
    <style:style style:name="P8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9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gr10" style:family="graphic"/>
    <style:style style:name="co11" style:family="table-column">
      <style:table-column-properties style:column-width="5.64409448818898cm"/>
    </style:style>
    <style:style style:name="co12" style:family="table-column">
      <style:table-column-properties style:column-width="5.64409448818898cm"/>
    </style:style>
    <style:style style:name="co13" style:family="table-column">
      <style:table-column-properties style:column-width="5.64409448818898cm"/>
    </style:style>
    <style:style style:name="ro14" style:family="table-row">
      <style:table-row-properties style:row-height="1.03004724409449cm"/>
    </style:style>
    <style:style style:name="P15" style:family="paragraph">
      <style:paragraph-properties fo:line-height="100%" fo:text-align="left" fo:margin-left="0cm" fo:margin-right="0cm" fo:text-indent="0cm" fo:margin-top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ce18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19" style:family="paragraph">
      <style:paragraph-properties fo:line-height="100%" fo:text-align="left" fo:margin-left="0cm" fo:margin-right="0cm" fo:text-indent="0cm" fo:margin-top="0cm" fo:margin-bottom="0cm"/>
    </style:style>
    <style:style style:name="T20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T21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ce22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23" style:family="paragraph">
      <style:paragraph-properties fo:line-height="100%" fo:text-align="left" fo:margin-left="0cm" fo:margin-right="0cm" fo:text-indent="0cm" fo:margin-top="0cm" fo:margin-bottom="0cm"/>
    </style:style>
    <style:style style:name="T24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T25" style:family="text">
      <style:text-properties fo:color="#000000" style:text-outline="false" style:text-line-through-style="none" fo:font-family="'Arial'" style:font-family-asian="'Arial'" style:font-family-complex="'Arial'" fo:font-size="18pt" style:font-relief="none" fo:font-weight="bold"/>
    </style:style>
    <style:style style:name="ce26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ro27" style:family="table-row">
      <style:table-row-properties style:row-height="1.03004724409449cm"/>
    </style:style>
    <style:style style:name="P28" style:family="paragraph">
      <style:paragraph-properties fo:line-height="100%" fo:text-align="left" fo:margin-left="0cm" fo:margin-right="0cm" fo:text-indent="0cm" fo:margin-top="0cm" fo:margin-bottom="0cm"/>
    </style:style>
    <style:style style:name="T29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3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31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32" style:family="paragraph">
      <style:paragraph-properties fo:line-height="10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34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35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36" style:family="paragraph">
      <style:paragraph-properties fo:line-height="100%" fo:text-align="left" fo:margin-left="0cm" fo:margin-right="0cm" fo:text-indent="0cm" fo:margin-top="0cm" fo:margin-bottom="0cm"/>
    </style:style>
    <style:style style:name="T37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38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39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ro40" style:family="table-row">
      <style:table-row-properties style:row-height="1.03004724409449cm"/>
    </style:style>
    <style:style style:name="P41" style:family="paragraph">
      <style:paragraph-properties fo:line-height="100%" fo:text-align="left" fo:margin-left="0cm" fo:margin-right="0cm" fo:text-indent="0cm" fo:margin-top="0cm" fo:margin-bottom="0cm"/>
    </style:style>
    <style:style style:name="T42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43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44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45" style:family="paragraph">
      <style:paragraph-properties fo:line-height="100%" fo:text-align="left" fo:margin-left="0cm" fo:margin-right="0cm" fo:text-indent="0cm" fo:margin-top="0cm" fo:margin-bottom="0cm"/>
    </style:style>
    <style:style style:name="T46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47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48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49" style:family="paragraph">
      <style:paragraph-properties fo:line-height="100%" fo:text-align="left" fo:margin-left="0cm" fo:margin-right="0cm" fo:text-indent="0cm" fo:margin-top="0cm" fo:margin-bottom="0cm"/>
    </style:style>
    <style:style style:name="T5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51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52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ro53" style:family="table-row">
      <style:table-row-properties style:row-height="1.03004724409449cm"/>
    </style:style>
    <style:style style:name="P54" style:family="paragraph">
      <style:paragraph-properties fo:line-height="100%" fo:text-align="left" fo:margin-left="0cm" fo:margin-right="0cm" fo:text-indent="0cm" fo:margin-top="0cm" fo:margin-bottom="0cm"/>
    </style:style>
    <style:style style:name="T55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56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57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58" style:family="paragraph">
      <style:paragraph-properties fo:line-height="100%" fo:text-align="left" fo:margin-left="0cm" fo:margin-right="0cm" fo:text-indent="0cm" fo:margin-top="0cm" fo:margin-bottom="0cm"/>
    </style:style>
    <style:style style:name="T59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6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61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P62" style:family="paragraph">
      <style:paragraph-properties fo:line-height="100%" fo:text-align="left" fo:margin-left="0cm" fo:margin-right="0cm" fo:text-indent="0cm" fo:margin-top="0cm" fo:margin-bottom="0cm"/>
    </style:style>
    <style:style style:name="T63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64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ce65" style:family="table-cell">
      <style:graphic-properties fo:padding-top="0.126992125984252cm" fo:padding-bottom="0.126992125984252cm" fo:padding-left="0.253984251968504cm" fo:padding-right="0.253984251968504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gr66" style:family="graphic">
      <style:graphic-properties draw:stroke="none" draw:auto-grow-width="false" draw:auto-grow-height="false" draw:fill="none"/>
    </style:style>
    <style:style style:name="pr67" style:family="presentation">
      <style:graphic-properties draw:fill="none"/>
    </style:style>
    <style:style style:name="P68" style:family="paragraph">
      <style:paragraph-properties fo:line-height="100%" fo:text-align="left" fo:margin-left="0cm" fo:margin-right="0cm" fo:text-indent="0cm" fo:margin-top="0cm" fo:margin-bottom="0cm"/>
    </style:style>
    <style:style style:name="T69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7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</office:automatic-styles>
  <office:body>
    <office:presentation>
      <draw:page draw:style-name="gp0" draw:master-page-name="MasterSlide_2147483648_Title Slide">
        <draw:frame draw:style-name="gr1" presentation:style-name="pr2" svg:x="1.90488188976378cm" svg:y="9.10110236220472cm" svg:width="21.5886614173228cm" svg:height="4.08314960629921cm" presentation:class="title" presentation:placeholder="true">
          <draw:text-box>
            <text:p text:style-name="P3"><text:span text:style-name="T4">Aspose.Slides for Java</text:span><text:span text:style-name="T5"/></text:p>
          </draw:text-box>
        </draw:frame>
        <draw:frame draw:style-name="gr6" presentation:style-name="pr7" svg:x="3.80976377952756cm" svg:y="12.9108661417323cm" svg:width="17.7788976377953cm" svg:height="4.86803149606299cm" presentation:class="subtitle" presentation:placeholder="true">
          <draw:text-box>
            <text:p text:style-name="P8"><text:span text:style-name="T9">Sample Text</text:span></text:p>
          </draw:text-box>
        </draw:frame>
        <draw:frame draw:style-name="gr10" svg:x="4.23307086614173cm" svg:y="0.405221994955709cm" svg:width="16.9322834645669cm" svg:height="4.12018908403051cm">
          <table:table table:name="Table 3">
            <table:table-column table:style-name="co11"/>
            <table:table-column table:style-name="co12"/>
            <table:table-column table:style-name="co13"/>
            <table:table-row table:style-name="ro14">
              <table:table-cell table:style-name="ce18">
                <text:p text:style-name="P15"><text:span text:style-name="T16">OrderID</text:span><text:span text:style-name="T17"/></text:p>
              </table:table-cell>
              <table:table-cell table:style-name="ce22">
                <text:p text:style-name="P19"><text:span text:style-name="T20">Product</text:span><text:span text:style-name="T21"/></text:p>
              </table:table-cell>
              <table:table-cell table:style-name="ce26">
                <text:p text:style-name="P23"><text:span text:style-name="T24">Price</text:span><text:span text:style-name="T25"/></text:p>
              </table:table-cell>
            </table:table-row>
            <table:table-row table:style-name="ro27">
              <table:table-cell table:style-name="ce31">
                <text:p text:style-name="P28"><text:span text:style-name="T29">1</text:span><text:span text:style-name="T30"/></text:p>
              </table:table-cell>
              <table:table-cell table:style-name="ce35">
                <text:p text:style-name="P32"><text:span text:style-name="T33">ABC</text:span><text:span text:style-name="T34"/></text:p>
              </table:table-cell>
              <table:table-cell table:style-name="ce39">
                <text:p text:style-name="P36"><text:span text:style-name="T37">300</text:span><text:span text:style-name="T38"/></text:p>
              </table:table-cell>
            </table:table-row>
            <table:table-row table:style-name="ro40">
              <table:table-cell table:style-name="ce44">
                <text:p text:style-name="P41"><text:span text:style-name="T42">2</text:span><text:span text:style-name="T43"/></text:p>
              </table:table-cell>
              <table:table-cell table:style-name="ce48">
                <text:p text:style-name="P45"><text:span text:style-name="T46">XYZ</text:span><text:span text:style-name="T47"/></text:p>
              </table:table-cell>
              <table:table-cell table:style-name="ce52">
                <text:p text:style-name="P49"><text:span text:style-name="T50">550</text:span><text:span text:style-name="T51"/></text:p>
              </table:table-cell>
            </table:table-row>
            <table:table-row table:style-name="ro53">
              <table:table-cell table:style-name="ce57">
                <text:p text:style-name="P54"><text:span text:style-name="T55">3</text:span><text:span text:style-name="T56"/></text:p>
              </table:table-cell>
              <table:table-cell table:style-name="ce61">
                <text:p text:style-name="P58"><text:span text:style-name="T59">PQR</text:span><text:span text:style-name="T60"/></text:p>
              </table:table-cell>
              <table:table-cell table:style-name="ce65">
                <text:p text:style-name="P62"><text:span text:style-name="T63">875</text:span><text:span text:style-name="T64"/></text:p>
              </table:table-cell>
            </table:table-row>
          </table:table>
        </draw:frame>
        <draw:frame draw:style-name="gr66" presentation:style-name="pr67" svg:x="7.19622047244095cm" svg:y="5.92629921259843cm" svg:width="11.8525984251969cm" svg:height="1.02585864450049cm">
          <draw:text-box>
            <text:p text:style-name="P68"><text:span text:style-name="T69">TEST TEST TEST</text:span><text:span text:style-name="T70"/></text:p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25.3984251968504cm" fo:page-height="19.0488188976378cm" style:print-orientation="landscape"/>
    </style:page-layout>
    <style:page-layout style:name="PM2">
      <style:page-layout-properties fo:page-width="19.0488188976378cm" fo:page-height="25.3984251968504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drawing-page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right="0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right="0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right="0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right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right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fill="none"/>
    </style:style>
    <style:style style:name="P32" style:family="paragraph">
      <style:paragraph-properties fo:line-height="100%" fo:text-align="center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3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fill="none"/>
    </style:style>
    <style:style style:name="P37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38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T39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gr40" style:family="graphic">
      <style:graphic-properties draw:auto-grow-width="false" draw:auto-grow-height="false"/>
    </style:style>
    <style:style style:name="pr41" style:family="presentation">
      <style:graphic-properties draw:fill="none"/>
    </style:style>
    <style:style style:name="P42" style:family="paragraph">
      <style:paragraph-properties fo:line-height="100%" fo:text-align="left" fo:margin-left="0cm" fo:margin-right="0cm" fo:text-indent="0cm" fo:margin-top="0cm" fo:margin-bottom="0cm"/>
    </style:style>
    <style:style style:name="T4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gr47" style:family="graphic">
      <style:graphic-properties draw:auto-grow-width="false" draw:auto-grow-height="false"/>
    </style:style>
    <style:style style:name="pr48" style:family="presentation">
      <style:graphic-properties draw:fill="none"/>
    </style:style>
    <style:style style:name="P49" style:family="paragraph">
      <style:paragraph-properties fo:line-height="100%" fo:text-align="right" fo:margin-left="0cm" fo:margin-right="0cm" fo:text-indent="0cm" fo:margin-top="0cm" fo:margin-bottom="0cm"/>
    </style:style>
    <style:style style:name="T5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48_Title Slide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2/12/2016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1.90488188976378cm" svg:y="5.91748031496063cm" svg:width="21.5886614173228cm" svg:height="4.08314960629921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3.80976377952756cm" svg:y="10.7943307086614cm" svg:width="17.7788976377953cm" svg:height="4.86803149606299cm" presentation:class="subtitle" presentation:placeholder="true">
        <draw:text-box>
          <text:p text:style-name="P37"><text:span text:style-name="T38">Click to edit Master subtitle style</text:span><text:span text:style-name="T39"/></text:p>
        </draw:text-box>
      </draw:frame>
      <draw:frame draw:style-name="gr40" presentation:style-name="pr41" svg:x="1.26992125984252cm" svg:y="17.6554330708661cm" svg:width="5.92629921259843cm" svg:height="1.01417322834646cm" presentation:class="date-time" presentation:placeholder="true">
        <draw:text-box>
          <text:p text:style-name="P42"><text:span text:style-name="T43">2/12/2016</text:span><text:span text:style-name="T44"/></text:p>
        </draw:text-box>
      </draw:frame>
      <draw:frame draw:style-name="gr45" presentation:style-name="pr46" svg:x="8.67779527559055cm" svg:y="17.6554330708661cm" svg:width="8.04283464566929cm" svg:height="1.01417322834646cm" presentation:class="footer" presentation:placeholder="true">
        <draw:text-box/>
      </draw:frame>
      <draw:frame draw:style-name="gr47" presentation:style-name="pr48" svg:x="18.2022047244094cm" svg:y="17.6554330708661cm" svg:width="5.92629921259843cm" svg:height="1.01417322834646cm" presentation:class="page-number" presentation:placeholder="true">
        <draw:text-box>
          <text:p text:style-name="P49"><text:span text:style-name="T50">‹#›</text:span><text:span text:style-name="T51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 Office PowerPoint</meta:generator>
    <dc:title>Aspose.Slides for Java</dc:title>
    <meta:initial-creator>Fatima</meta:initial-creator>
    <dc:creator>Imran Anwar</dc:creator>
    <meta:creation-date>2014-07-17T08:01:25.0000000Z</meta:creation-date>
    <dc:date>2016-02-12T07:32:32.0000000Z</dc:date>
    <meta:print-date>0001-01-01T00:00:00.0000000</meta:print-date>
    <meta:editing-cycles>2</meta:editing-cycles>
    <meta:editing-duration>PT0H1M0S</meta:editing-duration>
  </office:meta>
</office:document-meta>
</file>